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000000"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Übungsaufgabe 3 zu </text:span><text:span text:style-name="T4">Shell-Skripten <text:line-break/>Ab Seite 310 im Begleitbuch<text:line-break/></text:span><text:span text:style-name="T2"><text:line-break/><text:line-break/></text:span><text:span text:style-name="T3">nano rechnen<text:tab/><text:tab/></text:span><text:span text:style-name="T1">#Mit nano (oder vi) die Datei rechnen erstellen/öffnen<text:line-break/></text:span><text:span text:style-name="T3"><text:line-break/>#!/bin/bash<text:tab/></text:span><text:span text:style-name="T1"><text:line-break/>#Die 4 Grundrechenarten</text:span><text:span text:style-name="T3"><text:line-break/>clear; echo -e „Welche Rechenoperation moechten Sie ausfuehren?\n</text:span><text:span text:style-name="T1">Geben Sie a, s, m oder d ein und bestätigen mit der Enter-Taste!\n“</text:span><text:span text:style-name="T3"><text:line-break/>echo -e „ <text:tab/>[a]ddieren<text:line-break/><text:tab/><text:tab/>[s]ubtrahieren<text:line-break/><text:tab/><text:tab/>[m]ultiplizieren<text:line-break/><text:tab/><text:tab/>[d]ividieren<text:tab/><text:tab/>“</text:span><text:span text:style-name="T1"><text:line-break/>read operator<text:tab/><text:tab/>#liest von der Standardeingabe, speichert in der <text:tab/><text:tab/><text:tab/><text:tab/><text:tab/> <text:s/>Variable operator<text:line-break/><text:line-break/>clear; echo -e „\nGeben Sie jetzt den 1. Wert ein „<text:line-break/>read a<text:tab/><text:tab/><text:tab/>#liest von der Standardeingabe, speichert in der <text:tab/><text:tab/><text:tab/><text:tab/><text:tab/> <text:s/>Variable a<text:line-break/>clear; echo -e „\nGeben Sie jetzt den 2. Wert ein „<text:line-break/>read b<text:tab/><text:tab/><text:tab/>#liest von der Standardeingabe, speichert in der <text:tab/><text:tab/><text:tab/><text:tab/><text:tab/> <text:s/>Variable b<text:line-break/><text:line-break/>if [ </text:span><text:span text:style-name="T2">$</text:span><text:span text:style-name="T1">operator = a ]; then</text:span></text:p>
      <text:p text:style-name="P1"><text:tab/>let c=a+b</text:p>
      <text:p text:style-name="P1"><text:tab/>clear; echo $a + $b =$c<text:line-break/><text:line-break/>elif [ <text:span text:style-name="T5">$</text:span>operator = s ]; then</text:p>
      <text:p text:style-name="P1"><text:tab/>let c=a-b</text:p>
      <text:p text:style-name="P1"><text:tab/>clear; echo $a - $b =$c<text:line-break/><text:line-break/>elif [ <text:span text:style-name="T5">$</text:span>operator = m ]; then</text:p>
      <text:p text:style-name="P1"><text:tab/>let c=a*b</text:p>
      <text:p text:style-name="P1"><text:tab/>clear; echo $a „*“ $b =$c<text:line-break/><text:line-break/>elif [ <text:span text:style-name="T5">$</text:span>operator = d ]; then</text:p>
      <text:p text:style-name="P1"><text:tab/>let c=a/b</text:p>
      <text:p text:style-name="P1"><text:tab/>clear; echo $a / $b =$c<text:line-break/><text:line-break/>else clear; echo -e „\nSie haben einen ungueltigen Operator angegeben!<text:line-break/>Exit 1<text:line-break/>fi<text:line-break/><text:line-break/>exit 0<text:line-break/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08:43:06.85</meta:creation-date>
    <dc:date>2020-05-20T08:25:18.88</dc:date>
    <meta:editing-duration>PT3H19M45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9" meta:word-count="182" meta:character-count="1075"/>
  </office:meta>
</office:document-meta>
</file>